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500000002D0396469D7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draw:auto-grow-height="true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10.001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12.199cm" style:use-optimal-column-width="false"/>
    </style:style>
    <style:style style:name="co2" style:family="table-column">
      <style:table-column-properties style:column-width="12.5cm" style:use-optimal-column-width="false"/>
    </style:style>
    <style:style style:name="ro1" style:family="table-row">
      <style:table-row-properties style:row-height="9.75cm" style:use-optimal-row-height="false"/>
    </style:style>
    <style:style style:name="ro2" style:family="table-row">
      <style:table-row-properties style:row-height="10.07cm" style:use-optimal-row-height="fals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50pt" style:font-size-asian="50pt" style:font-size-complex="5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text-style-name="P2" draw:layer="layout" svg:width="24cm" svg:height="1.97cm" svg:x="1.5cm" svg:y="1.14cm" presentation:class="title">
          <draw:text-box>
            <text:p text:style-name="P1"><text:span text:style-name="T1">Гомеостаз</text:span></text:p>
          </draw:text-box>
        </draw:frame>
        <draw:frame draw:style-name="gr1" draw:layer="layout" svg:width="12.198cm" svg:height="9.749cm" svg:x="1.5cm" svg:y="3.75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 text:style-name="P3">Способность организма восстанавливать и поддерживать внутреннее равновесие не смотря на действие внешних факторов называется гомеостаз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2.199cm" svg:height="6.861cm" svg:x="14.309cm" svg:y="5.319cm" presentation:class="graphic" presentation:user-transformed="true">
          <draw:image xlink:href="Pictures/1000000000000500000002D0396469D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presentation:style-name="pr4" draw:layer="layout" svg:width="25cm" svg:height="10cm" svg:x="1.5cm" svg:y="3.75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4cm" svg:height="1.75cm" svg:x="1.5cm" svg:y="1.25cm" presentation:class="title" presentation:placeholder="true">
          <draw:text-box/>
        </draw:frame>
        <draw:frame draw:style-name="gr1" draw:layer="layout" svg:width="24.999cm" svg:height="10.069cm" svg:x="1.5cm" svg:y="3.75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2" table:default-cell-style-name="bg-none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26M27S</meta:editing-duration>
    <meta:editing-cycles>5</meta:editing-cycles>
    <meta:generator>LibreOffice/24.2.7.2$Linux_X86_64 LibreOffice_project/420$Build-2</meta:generator>
    <dc:title>Inspiration</dc:title>
    <dc:date>2026-01-02T13:22:11.876585987</dc:date>
    <meta:document-statistic meta:object-count="41"/>
  </office:meta>
</office:document-meta>
</file>